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row table:style-name="ro1">
          <table:table-cell table:style-name="Default"/>
          <table:table-cell table:style-name="pd1" office:value-type="string" calcext:value-type="string">
            <text:p>Comodi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umi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yll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mo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uxi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y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m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ba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o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pp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liu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psu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ldsp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li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u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thiu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ngane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tinum group metals (pgm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lybdenu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sphate ro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k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ta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yri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lit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artz(silica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dium carbona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lfu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li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ntalu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raniu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itaniu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nadiu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eolit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ngste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ggregat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tymon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seni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yt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ntoni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smut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rate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miu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eriu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romiu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king co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atom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ysprosiu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biu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luorspa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uropiu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doliniu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rmaniu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aphi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fniu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eliu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olmiu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ydroge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ridiu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oli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nthanu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gnesi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gnesiu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tural cor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odymiu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iobiu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lladiu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osphoru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atinu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aseodymiu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heniu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hodiu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bber (natural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therniu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mariu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pele woo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andiu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leniu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con met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ontiu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l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ak woo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elluriu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erbiu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i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yttriu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zirconiu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rude oi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tural ga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pan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mb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lm oil <text:s/>?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bber <text:s text:c="2"/>?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ool <text:s text:c="2"/>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alliu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ri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meral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unzi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urmali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aolinit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p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lica sa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sbesto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aphit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d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rundu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irco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llimani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yrophylli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zeolit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pine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e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alloysit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ectorit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ithium mic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eldspathic san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epheline syen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gneti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arne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livi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lygorskit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piolit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ponit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hydr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g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dium carbona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dium sulfa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lci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methys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ery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logopit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itrat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lunit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lvit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dalusit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ryolit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uscovit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lomi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rb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quamari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erido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or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luori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diu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lic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tassiu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bidiu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odi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en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ad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ctiniu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otactiniu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endeleviu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beliu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awrenciu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ubniu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ohriu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assiu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tetiu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ytterbiu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hul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0T10:12:05.126883894</dc:date>
    <meta:editing-duration>PT3M34S</meta:editing-duration>
    <meta:editing-cycles>1</meta:editing-cycles>
    <meta:document-statistic meta:table-count="1" meta:cell-count="371" meta:object-count="0"/>
  </office:meta>
</office:document-meta>
</file>